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rlito" svg:font-family="Carlito"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system-ui" svg:font-family="system-ui, apple-system, 'Segoe UI', Roboto, Ubuntu, Cantarell, 'Noto Sans', sans-serif, Arial"/>
  </office:font-face-decls>
  <office:automatic-styles>
    <style:style style:name="P1" style:family="paragraph" style:parent-style-name="Standard">
      <style:text-properties fo:font-size="14pt" officeooo:rsid="0010d200" officeooo:paragraph-rsid="0010d200" style:font-size-asian="14pt" style:font-size-complex="14pt"/>
    </style:style>
    <style:style style:name="P2" style:family="paragraph" style:parent-style-name="Standard">
      <style:paragraph-properties fo:line-height="150%"/>
      <style:text-properties fo:font-size="14pt" officeooo:rsid="0010d200" officeooo:paragraph-rsid="0010d200" style:font-size-asian="14pt" style:font-size-complex="14pt"/>
    </style:style>
    <style:style style:name="P3" style:family="paragraph" style:parent-style-name="Standard">
      <style:paragraph-properties fo:line-height="150%"/>
      <style:text-properties fo:font-size="14pt" officeooo:rsid="00112aaf" officeooo:paragraph-rsid="00112aaf" style:font-size-asian="14pt" style:font-size-complex="14pt"/>
    </style:style>
    <style:style style:name="P4" style:family="paragraph" style:parent-style-name="Standard">
      <style:paragraph-properties fo:line-height="150%"/>
      <style:text-properties fo:font-size="14pt" officeooo:rsid="0012fcc5" officeooo:paragraph-rsid="0012fcc5" style:font-size-asian="14pt" style:font-size-complex="14pt"/>
    </style:style>
    <style:style style:name="P5" style:family="paragraph" style:parent-style-name="Standard">
      <style:paragraph-properties fo:line-height="150%"/>
      <style:text-properties fo:font-size="14pt" officeooo:rsid="0012fcc5" officeooo:paragraph-rsid="001bad15" style:font-size-asian="14pt" style:font-size-complex="14pt"/>
    </style:style>
    <style:style style:name="P6" style:family="paragraph" style:parent-style-name="Standard">
      <style:paragraph-properties fo:line-height="150%"/>
      <style:text-properties fo:font-size="14pt" officeooo:rsid="0012fcc5" officeooo:paragraph-rsid="00146763" style:font-size-asian="14pt" style:font-size-complex="14pt"/>
    </style:style>
    <style:style style:name="P7" style:family="paragraph" style:parent-style-name="Standard">
      <style:paragraph-properties fo:line-height="150%"/>
      <style:text-properties fo:font-size="14pt" officeooo:rsid="001bad15" officeooo:paragraph-rsid="001bad15" style:font-size-asian="14pt" style:font-size-complex="14pt"/>
    </style:style>
    <style:style style:name="P8" style:family="paragraph" style:parent-style-name="Standard">
      <style:paragraph-properties fo:line-height="150%"/>
      <style:text-properties fo:font-size="14pt" officeooo:rsid="0014689b" officeooo:paragraph-rsid="0014689b" style:font-size-asian="14pt" style:font-size-complex="14pt"/>
    </style:style>
    <style:style style:name="P9" style:family="paragraph" style:parent-style-name="Standard">
      <style:paragraph-properties fo:line-height="150%"/>
      <style:text-properties fo:font-size="14pt" officeooo:rsid="0015d719" officeooo:paragraph-rsid="0015d719" style:font-size-asian="14pt" style:font-size-complex="14pt"/>
    </style:style>
    <style:style style:name="P10" style:family="paragraph" style:parent-style-name="Standard">
      <style:paragraph-properties fo:line-height="150%"/>
      <style:text-properties fo:font-size="14pt" officeooo:rsid="0015d719" officeooo:paragraph-rsid="0017a2ed" style:font-size-asian="14pt" style:font-size-complex="14pt"/>
    </style:style>
    <style:style style:name="P11" style:family="paragraph" style:parent-style-name="Standard">
      <style:paragraph-properties fo:line-height="150%"/>
      <style:text-properties fo:font-size="14pt" officeooo:rsid="0015d719" officeooo:paragraph-rsid="00232a67" style:font-size-asian="14pt" style:font-size-complex="14pt"/>
    </style:style>
    <style:style style:name="P12" style:family="paragraph" style:parent-style-name="Standard">
      <style:paragraph-properties fo:line-height="150%"/>
      <style:text-properties fo:font-size="14pt" officeooo:rsid="001db995" officeooo:paragraph-rsid="001db995" style:font-size-asian="14pt" style:font-size-complex="14pt"/>
    </style:style>
    <style:style style:name="P13" style:family="paragraph" style:parent-style-name="Standard">
      <style:paragraph-properties fo:line-height="150%"/>
      <style:text-properties fo:font-size="14pt" officeooo:rsid="001db995" officeooo:paragraph-rsid="002a36bf" style:font-size-asian="14pt" style:font-size-complex="14pt"/>
    </style:style>
    <style:style style:name="P14" style:family="paragraph" style:parent-style-name="Standard">
      <style:paragraph-properties fo:line-height="150%"/>
      <style:text-properties fo:font-size="14pt" officeooo:rsid="0029c9b1" officeooo:paragraph-rsid="002a36bf" style:font-size-asian="14pt" style:font-size-complex="14pt"/>
    </style:style>
    <style:style style:name="P15" style:family="paragraph" style:parent-style-name="Standard">
      <style:paragraph-properties fo:line-height="150%"/>
      <style:text-properties fo:font-size="14pt" officeooo:rsid="002b33fd" officeooo:paragraph-rsid="002b33fd" style:font-size-asian="14pt" style:font-size-complex="14pt"/>
    </style:style>
    <style:style style:name="P16" style:family="paragraph" style:parent-style-name="Standard">
      <style:paragraph-properties fo:line-height="150%"/>
      <style:text-properties fo:font-size="14pt" officeooo:rsid="002db2d4" officeooo:paragraph-rsid="00306842" style:font-size-asian="14pt" style:font-size-complex="14pt"/>
    </style:style>
    <style:style style:name="P17" style:family="paragraph" style:parent-style-name="Standard">
      <style:paragraph-properties fo:line-height="150%"/>
      <style:text-properties fo:font-size="14pt" officeooo:rsid="00248e8a" officeooo:paragraph-rsid="00248e8a" style:font-size-asian="14pt" style:font-size-complex="14pt"/>
    </style:style>
    <style:style style:name="P18" style:family="paragraph" style:parent-style-name="Standard">
      <style:paragraph-properties fo:line-height="150%"/>
      <style:text-properties fo:font-size="14pt" officeooo:rsid="002ffe82" officeooo:paragraph-rsid="002ffe82" style:font-size-asian="14pt" style:font-size-complex="14pt"/>
    </style:style>
    <style:style style:name="P19" style:family="paragraph" style:parent-style-name="Standard">
      <style:paragraph-properties fo:line-height="150%"/>
      <style:text-properties fo:font-size="14pt" fo:font-weight="bold" officeooo:rsid="0010d200" officeooo:paragraph-rsid="0010d200" style:font-size-asian="14pt" style:font-weight-asian="bold" style:font-size-complex="14pt" style:font-weight-complex="bold"/>
    </style:style>
    <style:style style:name="P20" style:family="paragraph" style:parent-style-name="Standard">
      <style:paragraph-properties fo:line-height="150%"/>
      <style:text-properties fo:font-size="14pt" fo:font-weight="bold" officeooo:rsid="00112aaf" officeooo:paragraph-rsid="00112aaf" style:font-size-asian="14pt" style:font-weight-asian="bold" style:font-size-complex="14pt" style:font-weight-complex="bold"/>
    </style:style>
    <style:style style:name="P21" style:family="paragraph" style:parent-style-name="Standard">
      <style:paragraph-properties fo:line-height="150%" fo:break-before="page"/>
      <style:text-properties fo:font-size="14pt" fo:font-weight="bold" officeooo:rsid="00112aaf" officeooo:paragraph-rsid="00112aaf" style:font-size-asian="14pt" style:font-weight-asian="bold" style:font-size-complex="14pt" style:font-weight-complex="bold"/>
    </style:style>
    <style:style style:name="P22" style:family="paragraph" style:parent-style-name="Standard">
      <style:paragraph-properties fo:line-height="150%"/>
      <style:text-properties fo:font-size="14pt" fo:font-weight="bold" officeooo:rsid="0012fcc5" officeooo:paragraph-rsid="0012fcc5" style:font-size-asian="14pt" style:font-weight-asian="bold" style:font-size-complex="14pt" style:font-weight-complex="bold"/>
    </style:style>
    <style:style style:name="P23" style:family="paragraph" style:parent-style-name="Standard">
      <style:paragraph-properties fo:line-height="150%"/>
      <style:text-properties fo:font-size="14pt" fo:font-weight="bold" officeooo:rsid="0015d719" officeooo:paragraph-rsid="0015d719" style:font-size-asian="14pt" style:font-weight-asian="bold" style:font-size-complex="14pt" style:font-weight-complex="bold"/>
    </style:style>
    <style:style style:name="P24" style:family="paragraph" style:parent-style-name="Standard">
      <style:paragraph-properties fo:line-height="150%"/>
      <style:text-properties fo:font-size="14pt" fo:font-weight="bold" officeooo:rsid="002f33f3" officeooo:paragraph-rsid="002f33f3" style:font-size-asian="14pt" style:font-weight-asian="bold" style:font-size-complex="14pt" style:font-weight-complex="bold"/>
    </style:style>
    <style:style style:name="P25" style:family="paragraph" style:parent-style-name="Standard">
      <style:paragraph-properties fo:text-align="center" style:justify-single-word="false" fo:break-before="page"/>
      <style:text-properties style:font-name="Liberation Sans" fo:font-size="16pt" fo:font-weight="bold" officeooo:rsid="0010d200" officeooo:paragraph-rsid="0010d200" style:font-size-asian="16pt" style:font-weight-asian="bold" style:font-size-complex="16pt" style:font-weight-complex="bold"/>
    </style:style>
    <style:style style:name="P26" style:family="paragraph" style:parent-style-name="Standard">
      <style:paragraph-properties fo:line-height="150%"/>
      <style:text-properties fo:font-size="18pt" officeooo:rsid="0010d200" officeooo:paragraph-rsid="0010d200" style:font-size-asian="18pt" style:font-size-complex="18pt"/>
    </style:style>
    <style:style style:name="P27" style:family="paragraph" style:parent-style-name="Standard">
      <style:paragraph-properties fo:text-align="center" style:justify-single-word="false"/>
      <style:text-properties fo:font-size="20pt" fo:font-weight="bold" officeooo:rsid="0010d200" officeooo:paragraph-rsid="0010d200" style:font-size-asian="20pt" style:font-weight-asian="bold" style:font-size-complex="20pt" style:font-weight-complex="bold"/>
    </style:style>
    <style:style style:name="P28" style:family="paragraph" style:parent-style-name="Text_20_body">
      <loext:graphic-properties draw:fill-gradient-name="gradient" draw:fill-hatch-name="hatch"/>
      <style:paragraph-properties fo:margin-left="0.499cm" fo:margin-right="0cm" fo:line-height="100%" fo:text-indent="0cm" style:auto-text-indent="false"/>
      <style:text-properties style:font-name="Carlito" fo:font-size="14pt" fo:font-style="italic" officeooo:rsid="002db2d4" officeooo:paragraph-rsid="002f33f3" style:font-size-asian="14pt" style:font-style-asian="italic" style:font-size-complex="14pt" style:font-style-complex="italic"/>
    </style:style>
    <style:style style:name="P29" style:family="paragraph" style:parent-style-name="Text_20_body">
      <loext:graphic-properties draw:fill-gradient-name="gradient" draw:fill-hatch-name="hatch"/>
      <style:paragraph-properties fo:margin-left="0.499cm" fo:margin-right="0cm" fo:line-height="100%" fo:orphans="2" fo:widows="2" fo:text-indent="0cm" style:auto-text-indent="false"/>
      <style:text-properties fo:font-variant="normal" fo:text-transform="none" fo:color="#000000" loext:opacity="100%" style:font-name="Carlito" fo:font-size="12pt" fo:letter-spacing="normal" fo:font-style="italic" fo:font-weight="normal" style:font-style-asian="italic" style:font-style-complex="italic"/>
    </style:style>
    <style:style style:name="P30" style:family="paragraph" style:parent-style-name="Standard">
      <style:paragraph-properties fo:line-height="150%"/>
      <style:text-properties fo:font-size="14pt" officeooo:rsid="002ffe82" officeooo:paragraph-rsid="002ffe82" style:font-size-asian="14pt" style:font-size-complex="14pt"/>
    </style:style>
    <style:style style:name="P31" style:family="paragraph" style:parent-style-name="Standard">
      <style:paragraph-properties fo:line-height="150%"/>
      <style:text-properties fo:font-size="14pt" officeooo:rsid="001ff0de" officeooo:paragraph-rsid="001ff0de" style:font-size-asian="14pt" style:font-size-complex="14pt"/>
    </style:style>
    <style:style style:name="P32" style:family="paragraph" style:parent-style-name="Standard">
      <style:paragraph-properties fo:line-height="150%"/>
      <style:text-properties fo:font-size="14pt" officeooo:rsid="0015d719" officeooo:paragraph-rsid="0017a2ed" style:font-size-asian="14pt" style:font-size-complex="14pt"/>
    </style:style>
    <style:style style:name="P33" style:family="paragraph" style:parent-style-name="Standard">
      <style:paragraph-properties fo:line-height="150%"/>
      <style:text-properties fo:font-size="14pt" officeooo:rsid="0017a2ed" officeooo:paragraph-rsid="00333a63" style:font-size-asian="14pt" style:font-size-complex="14pt"/>
    </style:style>
    <style:style style:name="P34" style:family="paragraph" style:parent-style-name="Standard">
      <style:paragraph-properties fo:line-height="150%"/>
      <style:text-properties fo:font-size="14pt" officeooo:paragraph-rsid="00306842"/>
    </style:style>
    <style:style style:name="T1" style:family="text">
      <style:text-properties officeooo:rsid="00112aaf"/>
    </style:style>
    <style:style style:name="T2" style:family="text">
      <style:text-properties officeooo:rsid="0011c37c"/>
    </style:style>
    <style:style style:name="T3" style:family="text">
      <style:text-properties officeooo:rsid="0012fcc5"/>
    </style:style>
    <style:style style:name="T4" style:family="text">
      <style:text-properties officeooo:rsid="00146763"/>
    </style:style>
    <style:style style:name="T5" style:family="text">
      <style:text-properties officeooo:rsid="0014689b"/>
    </style:style>
    <style:style style:name="T6" style:family="text">
      <style:text-properties officeooo:rsid="0015d719"/>
    </style:style>
    <style:style style:name="T7" style:family="text">
      <style:text-properties officeooo:rsid="0017a2ed"/>
    </style:style>
    <style:style style:name="T8" style:family="text">
      <style:text-properties officeooo:rsid="00191366"/>
    </style:style>
    <style:style style:name="T9" style:family="text">
      <style:text-properties officeooo:rsid="001aa2af"/>
    </style:style>
    <style:style style:name="T10" style:family="text">
      <style:text-properties officeooo:rsid="001bad15"/>
    </style:style>
    <style:style style:name="T11" style:family="text">
      <style:text-properties officeooo:rsid="001d0471"/>
    </style:style>
    <style:style style:name="T12" style:family="text">
      <style:text-properties officeooo:rsid="001db995"/>
    </style:style>
    <style:style style:name="T13" style:family="text">
      <style:text-properties officeooo:rsid="001e0f1a"/>
    </style:style>
    <style:style style:name="T14" style:family="text">
      <style:text-properties officeooo:rsid="001ff0de"/>
    </style:style>
    <style:style style:name="T15" style:family="text">
      <style:text-properties officeooo:rsid="00232a67"/>
    </style:style>
    <style:style style:name="T16" style:family="text">
      <style:text-properties officeooo:rsid="00248e8a"/>
    </style:style>
    <style:style style:name="T17" style:family="text">
      <style:text-properties officeooo:rsid="00267e3e"/>
    </style:style>
    <style:style style:name="T18" style:family="text">
      <style:text-properties officeooo:rsid="00279801"/>
    </style:style>
    <style:style style:name="T19" style:family="text">
      <style:text-properties officeooo:rsid="00298f97"/>
    </style:style>
    <style:style style:name="T20" style:family="text">
      <style:text-properties fo:font-style="italic" officeooo:rsid="0014689b" style:font-style-asian="italic" style:font-style-complex="italic"/>
    </style:style>
    <style:style style:name="T21" style:family="text">
      <style:text-properties officeooo:rsid="0029c9b1"/>
    </style:style>
    <style:style style:name="T22" style:family="text">
      <style:text-properties officeooo:rsid="002a36bf"/>
    </style:style>
    <style:style style:name="T23" style:family="text">
      <style:text-properties officeooo:rsid="002b33fd"/>
    </style:style>
    <style:style style:name="T24" style:family="text">
      <style:text-properties officeooo:rsid="002b8f82"/>
    </style:style>
    <style:style style:name="T25" style:family="text">
      <style:text-properties officeooo:rsid="002cbb43"/>
    </style:style>
    <style:style style:name="T26" style:family="text">
      <style:text-properties officeooo:rsid="002f33f3"/>
    </style:style>
    <style:style style:name="T27" style:family="text">
      <style:text-properties fo:font-variant="normal" fo:text-transform="none" fo:color="#000000" loext:opacity="100%" fo:font-size="12pt" fo:letter-spacing="normal" fo:font-weight="normal"/>
    </style:style>
    <style:style style:name="T28" style:family="text">
      <style:text-properties fo:font-variant="normal" fo:text-transform="none" fo:color="#000000" loext:opacity="100%" fo:font-size="12pt" fo:letter-spacing="normal" fo:font-weight="bold"/>
    </style:style>
    <style:style style:name="T29" style:family="text">
      <style:text-properties officeooo:rsid="002f33f3" style:font-weight-asian="normal" style:font-weight-complex="normal"/>
    </style:style>
    <style:style style:name="T30" style:family="text">
      <style:text-properties officeooo:rsid="002ffe82"/>
    </style:style>
    <style:style style:name="T31" style:family="text">
      <style:text-properties officeooo:rsid="00306842"/>
    </style:style>
    <style:style style:name="T32" style:family="text">
      <style:text-properties officeooo:rsid="0031c2e1"/>
    </style:style>
    <style:style style:name="T33" style:family="text">
      <style:text-properties officeooo:rsid="00306842" style:font-size-asian="14pt" style:font-size-complex="14pt"/>
    </style:style>
    <style:style style:name="T34" style:family="text">
      <style:text-properties officeooo:rsid="002f33f3" style:font-size-asian="14pt" style:font-size-complex="14pt"/>
    </style:style>
    <style:style style:name="T35" style:family="text">
      <style:text-properties officeooo:rsid="00327eb2" style:font-size-asian="14pt" style:font-size-complex="14pt"/>
    </style:style>
    <style:style style:name="T36" style:family="text">
      <style:text-properties officeooo:rsid="00333a63" style:font-size-asian="14pt" style:font-size-complex="14pt"/>
    </style:style>
    <style:style style:name="T37" style:family="text">
      <style:text-properties officeooo:rsid="00333a6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Mount Magnet Easter Service</text:p>
      <text:p text:style-name="P1"/>
      <text:p text:style-name="P26">Call to Worship <text:span text:style-name="T8">(</text:span>He is Risen!<text:span text:style-name="T8">) Mark 16:1-6</text:span></text:p>
      <text:p text:style-name="P26">Song <text:span text:style-name="T8">1: Up from the Grave (Low, In the Grave He Lay)</text:span></text:p>
      <text:p text:style-name="P26">Announcements?</text:p>
      <text:p text:style-name="P26">Reading 1: <text:span text:style-name="T8">John 20:1-10</text:span></text:p>
      <text:p text:style-name="P26">Song <text:span text:style-name="T8">2: Jesus Paid It All</text:span></text:p>
      <text:p text:style-name="P26">Prayers</text:p>
      <text:p text:style-name="P26">Song <text:span text:style-name="T8">3</text:span> &amp; Offering: <text:span text:style-name="T18">Speak, O Lord</text:span></text:p>
      <text:p text:style-name="P26">Reading 2: Revelation 22:1-5</text:p>
      <text:p text:style-name="P26">Sermon: “Good News <text:span text:style-name="T8">vs. </text:span>Bad News”</text:p>
      <text:p text:style-name="P26">Song <text:span text:style-name="T8">4: </text:span><text:span text:style-name="T18">Across The Lands</text:span></text:p>
      <text:p text:style-name="P26">Benediction: Ephesians 3:20-<text:span text:style-name="T17">21</text:span></text:p>
      <text:p text:style-name="P26"/>
      <text:p text:style-name="P25">Good News – Bad News</text:p>
      <text:p text:style-name="P2"/>
      <text:p text:style-name="P19">Introduction</text:p>
      <text:p text:style-name="P2">Has anybody NOT heard “I’ve got some good news and some bad news: which do you want to hear first?”</text:p>
      <text:p text:style-name="P2"/>
      <text:p text:style-name="P2">The Bible also has Good News and Bad News, and when we celebrate Easter, we acknowledge that fact.</text:p>
      <text:p text:style-name="P2"/>
      <text:p text:style-name="P19">1. World history</text:p>
      <text:p text:style-name="P2">There are no prizes for guessing that the world around us is in a bad way. There is plenty of bad news every day, but how did it get like that? </text:p>
      <text:p text:style-name="P2">It’s not as if the rocks, the forests or the animals are bad in themselves, although something seems wrong about the way <text:span text:style-name="T3">animals</text:span> attack other animals and humanity. <text:span text:style-name="T3">There are lots of dangers to avoid. </text:span></text:p>
      <text:p text:style-name="P2">Most of the problem seems to be with humanity, <text:span text:style-name="T3">though</text:span> – people are bad, mixed with <text:span text:style-name="T19">some </text:span>good. <text:span text:style-name="T3">What happened?</text:span></text:p>
      <text:p text:style-name="P2">The Bible tells us that God made a beautiful, good world in the beginning, <text:span text:style-name="T1">so it all started with Good News</text:span>. <text:span text:style-name="T1">But then Adam and Eve as the first people made a mess by deliberately refusing to have God in charge of them. They wanted to run things their own way, refused God’s Way and wrecked their relationship with Him. As a result, they needed to say sorry and be forgiven by God for refusing Him and offending Him. </text:span><text:span text:style-name="T3">But they didn’t want to know that.</text:span></text:p>
      <text:p text:style-name="P3">That’s Bad News, because it was impossible to run their lives by themselves, and in the end they died, just as God warned them. Also their choice resulted in the good creation being out of joint and spoiled as well.</text:p>
      <text:p text:style-name="P3">However, God had already planned to fix the whole mess, which is Good News to overcome the Bad News.</text:p>
      <text:p text:style-name="P20"/>
      <text:p text:style-name="P21">2. Christmas</text:p>
      <text:p text:style-name="P3">The history of people after Adam and Eve is all downhill, with trouble everywhere. But at just the right time, God put His plan into action, by sending Jesus to be born in Bethlehem. We look at Christmas as Good News and celebrate it happily, don’t we? <text:span text:style-name="T2">We recognise that this was God coming to us, becoming one of us, to show us how we should live. But there was more to it than Jesus being a “good example.”</text:span></text:p>
      <text:p text:style-name="P4">Yes, He healed a lot of people and brought forgiveness. He was better than Adam and Eve b<text:span text:style-name="T19">ecause He</text:span> obey<text:span text:style-name="T19">ed</text:span> God <text:span text:style-name="T19">the Father </text:span>fully. He lived a perfect and completely innocent life.</text:p>
      <text:p text:style-name="P4"/>
      <text:p text:style-name="P22">3. Reactions</text:p>
      <text:p text:style-name="P5">So what happened? <text:span text:style-name="T9">Well, different </text:span><text:span text:style-name="T10">groups</text:span><text:span text:style-name="T9"> reacted in different ways. Large crowds </text:span><text:span text:style-name="T10">of the “ordinary”</text:span><text:span text:style-name="T9"> people, living under the control of outside powers </text:span><text:span text:style-name="T10">(the Roman Empire) </text:span><text:span text:style-name="T9">and knowing their sorry condition spiritually as well as in everday life, </text:span><text:span text:style-name="T12">could see that trying to be boss of their own lives wasn’t working. They </text:span><text:span text:style-name="T19">clicked</text:span><text:span text:style-name="T9"> with the national search for their Messiah, a national hero like the great kings of the</text:span><text:span text:style-name="T19">ir glorious</text:span><text:span text:style-name="T9"> past – David and Solomon. </text:span><text:span text:style-name="T10">They</text:span><text:span text:style-name="T9"> saw the miracles </text:span><text:span text:style-name="T19">that Jesus</text:span><text:span text:style-name="T9"> did, </text:span><text:span text:style-name="T10">and </text:span><text:span text:style-name="T9">recognised that this Man was giving them hope – even though most didn’t recognise exactly Who He was.</text:span></text:p>
      <text:p text:style-name="P5"/>
      <text:p text:style-name="P7">His close circle of disciples, who lived and worked with Him for three years, understood more but still didn’t <text:span text:style-name="T12">grasp</text:span> everything about Him. When He went to trial, they abandoned Him – almost as a lost cause. Even after His resurrection, they were slow to <text:span text:style-name="T12">catch on</text:span>.</text:p>
      <text:p text:style-name="P7"/>
      <text:p text:style-name="P7">The third group were the officials and the religious leaders of the nation. <text:span text:style-name="T13">They were in power and thought they were running the place under the general control of the Romans. </text:span>They saw <text:span text:style-name="T13">Jesus</text:span> as a rabble-rouser, a troublemaker who would bring the power of Rome down on their cosy situation and wipe out the <text:span text:style-name="T11">entire</text:span> nation. So t<text:span text:style-name="T3">he </text:span><text:soft-page-break/><text:span text:style-name="T3">Bible tells us that </text:span>they arrested Him, rigged his trials, had Him<text:span text:style-name="T3"> condemned unjustly, and executed as a criminal, totally wrongly. That was the Bad News of Friday.</text:span></text:p>
      <text:p text:style-name="P6"/>
      <text:p text:style-name="P6"><text:span text:style-name="T4">But that wasn’t the </text:span><text:span text:style-name="T5">whole story, nor was it the </text:span><text:span text:style-name="T4">end of the story</text:span>. <text:span text:style-name="T4">God’</text:span><text:span text:style-name="T5">s plan was that Jesus (God the Son) came to take our place – it was our sin against God that brought our guilt, and should have resulted in our death. However, Jesus was the One who died, </text:span><text:span text:style-name="T19">in our place so, just like Barrabas,</text:span><text:span text:style-name="T5"> we escaped th</text:span><text:span text:style-name="T19">e</text:span><text:span text:style-name="T5"> punishment. </text:span><text:span text:style-name="T19">F</text:span><text:span text:style-name="T5">or us, Friday is </text:span><text:span text:style-name="T20">Good</text:span><text:span text:style-name="T5"> Friday.</text:span></text:p>
      <text:p text:style-name="P6"/>
      <text:p text:style-name="P8">And there is still more. Sunday comes and the followers of Jesus are hiding, because their leader is gone and they don’t know what to do. But news comes that the tomb is empty! They can’t believe it, until Peter and John race to the site, see the evidence and then finally realise what He was telling them all along.</text:p>
      <text:p text:style-name="P8"/>
      <text:p text:style-name="P8">This is great news -- Good beats Bad, <text:span text:style-name="T6">and </text:span>death is not the end of everything.</text:p>
      <text:p text:style-name="P8"/>
      <text:p text:style-name="P23">4. Our response</text:p>
      <text:p text:style-name="P11">Now, <text:span text:style-name="T15">a</text:span>ll <text:span text:style-name="T7">of </text:span>that happened over 2000 years ago in a land half a world away from us here, <text:span text:style-name="T15">so </text:span>what are we to make of <text:span text:style-name="T15">it?</text:span></text:p>
      <text:p text:style-name="P9"/>
      <text:p text:style-name="P13"><text:span text:style-name="T32">T</text:span>he one thing we can’t do is ignore <text:span text:style-name="T22">it</text:span>. <text:span text:style-name="T21">Easter is not just another getaway time. </text:span><text:span text:style-name="T37">I</text:span><text:span text:style-name="T21">t reminds us of the most important Good News that we could ever wish to hear.</text:span></text:p>
      <text:p text:style-name="P14"/>
      <text:p text:style-name="P13">All of history before that first Easter point<text:span text:style-name="T21">ed</text:span> forward to those events, with all kinds of pictures and stories <text:span text:style-name="T15">everywhere around the world </text:span>telling of how things started out Good, then got Bad, and that the Bad needs to be fixed by a Great Hero, who would <text:span text:style-name="T23">set things right and </text:span>make it all Good again.</text:p>
      <text:p text:style-name="P12"/>
      <text:p text:style-name="P10"><text:span text:style-name="T32">W</text:span>e need to <text:span text:style-name="T32">admit</text:span> that we are just as much in need of forgiveness as Adam and Eve, and in fact all people <text:span text:style-name="T7">of all time, since we have all failed. We all have tried to be boss </text:span><text:soft-page-break/><text:span text:style-name="T7">of our own lives, </text:span><text:span text:style-name="T12">but that has led to mo</text:span><text:span text:style-name="T15">stly</text:span><text:span text:style-name="T12"> Bad </text:span><text:span text:style-name="T15">rather than</text:span><text:span text:style-name="T12"> Good</text:span><text:span text:style-name="T7">. We have all turned our back on Him and need to turn around, or as the Bible says, we need to be born again.</text:span></text:p>
      <text:p text:style-name="P10"/>
      <text:p text:style-name="P33">We<text:span text:style-name="T14"> </text:span><text:span text:style-name="T37">could</text:span><text:span text:style-name="T14"> </text:span>continue to try running our own lives, to suit ourselves. But we can’t do anything to make ourselves good, we can only trust God to do it for us. <text:span text:style-name="T37">So let us </text:span>trust God, <text:span text:style-name="T37">W</text:span>ho raised Jesus from the grave, accept His forgiveness, <text:span text:style-name="T23">and let Him guide us instead</text:span>.</text:p>
      <text:p text:style-name="P31"/>
      <text:p text:style-name="P24">5. Our destination</text:p>
      <text:p text:style-name="P18">Christmas was the beginning of the Good News <text:span text:style-name="T37">Plan </text:span>(Luke 2:8-12).</text:p>
      <text:p text:style-name="P16"><text:span text:style-name="T30">The Resurrection which we remember today was the next stage.</text:span></text:p>
      <text:p text:style-name="P34"><text:span text:style-name="T33">But ultimately, th</text:span><text:span text:style-name="T36">is</text:span><text:span text:style-name="T33"> Good News never ends. </text:span><text:span text:style-name="T35">Just before o</text:span><text:span text:style-name="T34">ur second reading </text:span><text:span text:style-name="T35">come</text:span><text:span text:style-name="T34">s </text:span><text:span text:style-name="T35">a picture</text:span><text:span text:style-name="T34"> of where we are going in life if we trust in </text:span><text:span text:style-name="T36">what God has done through </text:span><text:span text:style-name="T34">Jesus </text:span><text:span text:style-name="T33">(</text:span><text:span text:style-name="T34">Revelation 21:1-5</text:span><text:span text:style-name="T33">)</text:span></text:p>
      <text:p text:style-name="P28"><text:span text:style-name="T27">Then I saw “a new heaven and a new earth,” for the first heaven and the first earth had passed away, and there was no longer any sea.</text:span><text:span text:style-name="T28"> </text:span><text:span text:style-name="T27">I saw the Holy City, the new Jerusalem, coming down out of heaven from God, prepared as a bride beautifully dressed for her husband.</text:span><text:span text:style-name="T28"> </text:span><text:span text:style-name="T27">And I heard a loud voice from the throne saying, “Look! God’s dwelling place is now among the people, and he will dwell with them. They will be his people, and God himself will be with them and be their God. He will wipe every tear from their eyes. There will be no more death or mourning or crying or pain, for the old order of things has passed away.”</text:span></text:p>
      <text:p text:style-name="P29"><text:span text:style-name="T29">H</text:span>e who was seated on the throne said, “I am making everything new!” Then he said, “Write this down, for these words are trustworthy and true.”</text:p>
      <text:p text:style-name="P17">That’s <text:span text:style-name="T25">gotta be </text:span>Good News for <text:span text:style-name="T25">anyone</text:span>, and who would want to keep t<text:span text:style-name="T23">hat sort of Good News</text:span> to themselves?</text:p>
      <text:p text:style-name="P18">Let us pray...</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rlito" svg:font-family="Carlito"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system-ui" svg:font-family="system-ui, apple-system, 'Segoe UI', Roboto, Ubuntu, Cantarell, 'Noto Sans', sans-serif, Arial"/>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20T12:02:17.495161235</meta:creation-date>
    <meta:generator>LibreOffice/7.3.7.2$Linux_X86_64 LibreOffice_project/30$Build-2</meta:generator>
    <dc:date>2024-03-23T20:15:44.308026049</dc:date>
    <meta:editing-duration>PT1H51M28S</meta:editing-duration>
    <meta:editing-cycles>19</meta:editing-cycles>
    <meta:document-statistic meta:table-count="0" meta:image-count="0" meta:object-count="0" meta:page-count="5" meta:paragraph-count="47" meta:word-count="1302" meta:character-count="6903" meta:non-whitespace-character-count="5640"/>
  </office:meta>
</office:document-meta>
</file>